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6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7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8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1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19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0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1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2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3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4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5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26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27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2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6b43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466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4"/>
      <text:p text:style-name="P5">All examples successfully recompiled</text:p>
      <text:p text:style-name="P5"/>
      <text:p text:style-name="P7">Example 1<text:tab/>OK</text:p>
      <text:p text:style-name="P7">Example 2<text:tab/>OK</text:p>
      <text:p text:style-name="P7">Example 3<text:tab/>OK</text:p>
      <text:p text:style-name="P8">Example <text:span text:style-name="T2">4</text:span><text:tab/>OK</text:p>
      <text:p text:style-name="P8">Example <text:span text:style-name="T2">5</text:span><text:tab/>OK</text:p>
      <text:p text:style-name="P8">Example <text:span text:style-name="T2">6</text:span><text:tab/>OK</text:p>
      <text:p text:style-name="P8">Example <text:span text:style-name="T2">7</text:span><text:tab/>OK</text:p>
      <text:p text:style-name="P8">Example <text:span text:style-name="T2">8</text:span><text:tab/>OK</text:p>
      <text:p text:style-name="P8">Example <text:span text:style-name="T2">9</text:span><text:tab/>OK</text:p>
      <text:p text:style-name="P8">Example <text:span text:style-name="T2">10</text:span><text:tab/>OK</text:p>
      <text:p text:style-name="P8">Example <text:span text:style-name="T2">11</text:span><text:tab/>OK</text:p>
      <text:p text:style-name="P8"/>
      <text:p text:style-name="P18"><text:span text:style-name="T5">Also checked:</text:span><text:tab/>Commentary <text:span text:style-name="T3">input and </text:span>readout</text:p>
      <text:p text:style-name="P18"><text:tab/><text:tab/><text:tab/>User project reset</text:p>
      <text:p text:style-name="P18"><text:tab/><text:tab/><text:tab/>Intensity control</text:p>
      <text:p text:style-name="P18"><text:tab/><text:tab/><text:tab/>Recal_328_using_crystal.ino.standard</text:p>
      <text:p text:style-name="P18"><text:tab/><text:tab/><text:tab/>cal_one_wire_comms.ino.standard</text:p>
      <text:p text:style-name="P18"/>
      <text:p text:style-name="P18">PRN_16bit_GEN(<text:span text:style-name="T4">) and bootloader\1_Random_pattern_generator</text:span></text:p>
      <text:p text:style-name="P20">both write to one of 3 pairs of EEPROM registers</text:p>
      <text:p text:style-name="P21">Press E at p/r/t/D prompt to change <text:s/>EEPROM register pair </text:p>
      <text:p text:style-name="P21"/>
      <text:p text:style-name="P2">2_Receiver_Transmitter_Basic</text:p>
      <text:p text:style-name="P21"/>
      <text:p text:style-name="P6">All examples successfully recompiled</text:p>
      <text:p text:style-name="P6"/>
      <text:p text:style-name="P9">Example 1<text:tab/>OK</text:p>
      <text:p text:style-name="P10">Example 2<text:tab/>OK</text:p>
      <text:p text:style-name="P11">Example 3<text:tab/>OK</text:p>
      <text:p text:style-name="P12">Example <text:span text:style-name="T2">4</text:span><text:tab/>OK</text:p>
      <text:p text:style-name="P13">Example <text:span text:style-name="T2">5</text:span><text:tab/>OK</text:p>
      <text:p text:style-name="P14">Example <text:span text:style-name="T2">6</text:span><text:tab/>OK</text:p>
      <text:p text:style-name="P15">Example <text:span text:style-name="T2">7</text:span><text:tab/>OK</text:p>
      <text:p text:style-name="P16">Example <text:span text:style-name="T2">8</text:span><text:tab/>OK</text:p>
      <text:p text:style-name="P17">Example <text:span text:style-name="T2">9</text:span><text:tab/>OK</text:p>
      <text:p text:style-name="P17"/>
      <text:p text:style-name="P17"/>
      <text:p text:style-name="P3">3_Interrupts_and_switches</text:p>
      <text:p text:style-name="P17"/>
      <text:p text:style-name="P22">3A_UART_timer_interrupts<text:tab/><text:tab/><text:span text:style-name="T6">Recompiled<text:tab/>OK</text:span></text:p>
      <text:p text:style-name="P23">3B_Pin_Change_Interrupt<text:tab/><text:tab/><text:span text:style-name="T6">Recompiled<text:tab/>OK</text:span></text:p>
      <text:p text:style-name="P24">3C_reaction_time_tester<text:tab/><text:tab/><text:span text:style-name="T6">Recompiled<text:tab/>OK</text:span></text:p>
      <text:p text:style-name="P25">3D_timer_PCI_interrupts<text:tab/><text:tab/><text:span text:style-name="T6">Recompiled<text:tab/>OK</text:span></text:p>
      <text:p text:style-name="P26">3E_Keypress_logger<text:tab/><text:tab/><text:tab/><text:span text:style-name="T6">Recompiled<text:tab/>OK</text:span></text:p>
      <text:p text:style-name="P19">3F_Prime_numbers<text:tab/><text:span text:style-name="T7"><text:tab/><text:tab/>Recompiled<text:tab/>OK</text:span></text:p>
      <text:p text:style-name="P18">3G_Prime_numbers_plus<text:tab/><text:tab/><text:span text:style-name="T8">New project<text:tab/>OK</text:span></text:p>
      <text:p text:style-name="P27"><text:soft-page-break/>4_binary_and_bit_operations</text:p>
      <text:p text:style-name="P7"/>
      <text:p text:style-name="P7">1_Bit_ops_1<text:tab/><text:tab/><text:tab/><text:span text:style-name="T10">Recompiled</text:span></text:p>
      <text:p text:style-name="P29">2_Bit_ops_2<text:tab/><text:tab/><text:tab/><text:span text:style-name="T7">Recompiled</text:span></text:p>
      <text:p text:style-name="P29">3_Division_subroutine<text:tab/><text:span text:style-name="T7">Recompiled</text:span></text:p>
      <text:p text:style-name="P29">4_Char_to_binary<text:tab/><text:tab/><text:span text:style-name="T7">Recompiled</text:span></text:p>
      <text:p text:style-name="P7"/>
      <text:p text:style-name="P27"><text:span text:style-name="T9"/></text:p>
      <text:p text:style-name="P27"><text:span text:style-name="T9"/>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3T18:06:21.958000000</dc:date>
    <meta:editing-duration>PT4H51M52S</meta:editing-duration>
    <meta:editing-cycles>32</meta:editing-cycles>
    <meta:document-statistic meta:table-count="0" meta:image-count="0" meta:object-count="0" meta:page-count="2" meta:paragraph-count="46" meta:word-count="142" meta:character-count="1167" meta:non-whitespace-character-count="1042"/>
  </office:meta>
</office:document-meta>
</file>